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0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2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5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7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18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fo:margin-top="0cm" fo:margin-bottom="0.5cm" fo:line-height="100%"/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2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23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4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333333"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family="'Courier New'" style:font-family-generic="modern" style:font-pitch="fixed" fo:font-size="18pt" fo:font-weight="normal" style:font-family-asian="NimbusRomNo9L-Regu" style:font-size-asian="18pt" style:font-weight-asian="normal" style:font-family-complex="NimbusRomNo9L-Regu" style:font-size-complex="18pt" style:font-weight-complex="normal"/>
    </style:style>
    <style:style style:name="T28" style:family="text">
      <style:text-properties fo:color="#000000" fo:font-family="'Courier New'" style:font-family-generic="modern" style:font-pitch="fixed" fo:font-size="18pt" fo:font-weight="normal" style:font-family-asian="NimbusMonL-Bold" style:font-size-asian="18pt" style:font-weight-asian="normal" style:font-family-complex="NimbusMonL-Bold" style:font-size-complex="18pt" style:font-weight-complex="normal"/>
    </style:style>
    <style:style style:name="T29" style:family="text">
      <style:text-properties fo:color="#000000" fo:font-family="'Courier New'" style:font-family-generic="modern" style:font-pitch="fixed" fo:font-size="18pt" fo:font-weight="normal" style:font-family-asian="NimbusMonL-Regu" style:font-size-asian="18pt" style:font-weight-asian="normal" style:font-family-complex="NimbusMonL-Regu" style:font-size-complex="18pt" style:font-weight-complex="normal"/>
    </style:style>
    <style:style style:name="T30" style:family="text">
      <style:text-properties fo:color="#000000" fo:font-family="'Courier New'" style:font-family-generic="modern" style:font-pitch="fixed" fo:font-size="18pt" fo:font-weight="bold" style:font-family-asian="NimbusMonL-Regu" style:font-size-asian="18pt" style:font-weight-asian="bold" style:font-family-complex="NimbusMonL-Regu" style:font-size-complex="18pt" style:font-weight-complex="bold"/>
    </style:style>
    <style:style style:name="T31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7" draw:layer="layout" svg:width="24.814cm" svg:height="4.922cm" svg:x="1.686cm" svg:y="3.037cm">
          <draw:text-box>
            <text:p text:style-name="P6"><text:span text:style-name="T5">¿Por qué crear un simulador de dominó?</text:span></text:p>
          </draw:text-box>
        </draw:frame>
        <draw:frame draw:style-name="gr6" draw:text-style-name="P4" draw:layer="layout" svg:width="24.5cm" svg:height="10.5cm" svg:x="2.031cm" svg:y="8.84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7"> 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7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8" draw:text-style-name="P4" draw:layer="layout" svg:width="24.842cm" svg:height="10.973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3"><text:span text:style-name="T11"><text:s text:c="3"/></text:span><text:span text:style-name="T11">Comunicación entre jugadores – </text:span><text:span text:style-name="T12">pensada</text:span><text:span text:style-name="T11"> </text:span><text:span text:style-name="T11"><text:line-break/></text:span><text:span text:style-name="T11"> <text:s text:c="2"/></text:span><text:span text:style-name="T12">Forzar el paso</text:span><text:span text:style-name="T11"><text:line-break/></text:span><text:span text:style-name="T11"> <text:s text:c="2"/>Fomentar </text:span><text:span text:style-name="T12">compañerismo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0" draw:text-style-name="P1" draw:layer="layout" svg:width="1.454cm" svg:height="2.761cm" svg:x="14.025cm" svg:y="18.387cm">
          <text:p/>
        </draw:rect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9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9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1" draw:text-style-name="P9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2" draw:text-style-name="P1" draw:layer="layout" svg:width="4.714cm" svg:height="4.768cm" svg:x="1.363cm" svg:y="7.478cm">
          <text:p/>
        </draw:ellipse>
        <draw:frame draw:style-name="gr11" draw:text-style-name="P9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2" draw:text-style-name="P1" draw:layer="layout" svg:width="4.714cm" svg:height="4.768cm" svg:x="11.217cm" svg:y="1.127cm">
          <text:p/>
        </draw:ellipse>
        <draw:frame draw:style-name="gr11" draw:text-style-name="P9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2" draw:text-style-name="P1" draw:layer="layout" svg:width="4.714cm" svg:height="4.768cm" svg:x="22.028cm" svg:y="7.613cm">
          <text:p/>
        </draw:ellips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3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3">Jugar para el </text:span><text:span text:style-name="T6">compañero</text:span><text:span text:style-name="T7">, no individual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Cierres, dobles, memoria durante la partida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4" draw:text-style-name="P10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4" draw:text-style-name="P10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4" draw:text-style-name="P10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4" draw:text-style-name="P10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4" draw:text-style-name="P10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4" draw:text-style-name="P10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4" draw:text-style-name="P10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9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9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5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6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custom-shape draw:style-name="gr18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19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0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22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9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7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29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2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34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6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38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9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4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0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18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42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1/2</text:span></text:p>
          </draw:text-box>
        </draw:frame>
        <draw:frame draw:style-name="gr43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  <text:p text:style-name="P3"><text:span text:style-name="T22"><text:s text:c="2"/></text:span><text:span text:style-name="T22">1 </text:span><text:span text:style-name="T23"><text:s/>def goto_tutorial(self):</text:span></text:p>
            <text:p text:style-name="P3"><text:span text:style-name="T22"><text:s text:c="2"/></text:span><text:span text:style-name="T22">2</text:span><text:span text:style-name="T23"> <text:s text:c="3"/>self.flow.stop()</text:span></text:p>
            <text:p text:style-name="P3"><text:span text:style-name="T22"><text:s text:c="2"/></text:span><text:span text:style-name="T22">3</text:span><text:span text:style-name="T23"> <text:s text:c="3"/>self.flow = self.tutorial</text:span></text:p>
            <text:p text:style-name="P3"><text:span text:style-name="T22"><text:s text:c="2"/></text:span><text:span text:style-name="T22">4 </text:span><text:span text:style-name="T23"><text:s text:c="3"/>self.flow.start()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rect draw:style-name="gr44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2/2</text:span></text:p>
          </draw:text-box>
        </draw:frame>
        <draw:frame draw:style-name="gr45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7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49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3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4">1/2</text:span></text:p>
          </draw:text-box>
        </draw:frame>
        <draw:frame draw:style-name="gr50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 </text:span><text:span text:style-name="T6">fichas, tiempos, reglas</text:span></text:p>
              </text:list-item>
              <text:list-item>
                <text:p text:style-name="P3"><text:span text:style-name="T6">Log de partida</text:span><text:span text:style-name="T3">, que utilizará más tarde el sistema de Inteligencia Artificial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 </text:span><text:span text:style-name="T14">2/2</text:span></text:p>
          </draw:text-box>
        </draw:frame>
        <draw:frame draw:style-name="gr51" draw:text-style-name="P16" draw:layer="layout" svg:width="24.842cm" svg:height="11.031cm" svg:x="2.031cm" svg:y="6.631cm">
          <draw:text-box>
            <text:p text:style-name="P3"><text:span text:style-name="T24">1 <text:s text:c="2"/>movement = {</text:span></text:p>
            <text:p text:style-name="P3"><text:span text:style-name="T24">2 <text:s text:c="6"/>’player’ : player,</text:span></text:p>
            <text:p text:style-name="P3"><text:span text:style-name="T24">3 <text:s text:c="6"/>’tile’ : tile,</text:span></text:p>
            <text:p text:style-name="P3"><text:span text:style-name="T24">4 <text:s text:c="6"/>’side’ : side,</text:span></text:p>
            <text:p text:style-name="P3"><text:span text:style-name="T24">5 <text:s text:c="6"/>’left’ : left,</text:span></text:p>
            <text:p text:style-name="P3"><text:span text:style-name="T24">6 <text:s text:c="6"/>’right’ : right,</text:span></text:p>
            <text:p text:style-name="P3"><text:span text:style-name="T24">7 <text:s text:c="6"/>’mtime’ : mtime,</text:span></text:p>
            <text:p text:style-name="P3"><text:span text:style-name="T24">8 <text:s text:c="2"/>}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9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53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25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55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0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1/5</text:span></text:p>
          </draw:text-box>
        </draw:frame>
        <draw:frame draw:style-name="gr56" draw:text-style-name="P11" draw:layer="layout" svg:width="24.842cm" svg:height="10.5cm" svg:x="1.731cm" svg:y="6.631cm">
          <draw:text-box>
            <text:list text:style-name="L2">
              <text:list-item>
                <text:p text:style-name="P3"><text:span text:style-name="T6">Base de conocimiento</text:span></text:p>
              </text:list-item>
              <text:list-item>
                <text:p text:style-name="P3"><text:span text:style-name="T6">Base de hechos</text:span></text:p>
              </text:list-item>
              <text:list-item>
                <text:p text:style-name="P3"><text:span text:style-name="T6">Motor de inferencia</text:span></text:p>
              </text:list-item>
              <text:list-item>
                <text:p text:style-name="P3"><text:span text:style-name="T6">Módulos de justificación</text:span></text:p>
              </text:list-item>
              <text:list-item>
                <text:p text:style-name="P3"><text:span text:style-name="T6">Interfaz de usuario </text:span></text:p>
              </text:list-item>
            </text:list>
          </draw:text-box>
        </draw:frame>
        <draw:frame draw:style-name="gr57" draw:text-style-name="P17" draw:layer="layout" svg:width="24.842cm" svg:height="10.5cm" svg:x="17.658cm" svg:y="6.631cm">
          <draw:text-box>
            <text:p text:style-name="P3"><text:span text:style-name="T7">Biblioteca</text:span></text:p>
            <text:p text:style-name="P3"><text:span text:style-name="T7">Log partida</text:span></text:p>
            <text:p text:style-name="P3"><text:span text:style-name="T7">Jugador</text:span></text:p>
            <text:p text:style-name="P3"><text:span text:style-name="T7">Sistema experto</text:span></text:p>
            <text:p text:style-name="P3"><text:span text:style-name="T7">Motor gráfico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2/5</text:span></text:p>
          </draw:text-box>
        </draw:frame>
        <draw:frame draw:style-name="gr58" draw:text-style-name="P11" draw:layer="layout" svg:width="24.842cm" svg:height="10.5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6">Biblioteca de funciones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Aleatoriedad controlad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3/5</text:span></text:p>
          </draw:text-box>
        </draw:frame>
        <draw:frame draw:style-name="gr59" draw:text-style-name="P18" draw:layer="layout" svg:width="24.842cm" svg:height="11.184cm" svg:x="1.731cm" svg:y="6.631cm">
          <draw:text-box>
            <text:p text:style-name="P3"><text:span text:style-name="T25">1 <text:s text:c="2"/>self.knowledge = []</text:span></text:p>
            <text:p text:style-name="P3"><text:span text:style-name="T24">2 <text:s text:c="2"/>self.knowledge.append([</text:span></text:p>
            <text:p text:style-name="P3"><text:span text:style-name="T24">3 <text:s text:c="6"/></text:span><text:span text:style-name="T26">put_any_double</text:span><text:span text:style-name="T24">(),</text:span></text:p>
            <text:p text:style-name="P3"><text:span text:style-name="T24">4 <text:s text:c="6"/></text:span><text:span text:style-name="T26">weight_matrix</text:span><text:span text:style-name="T24">(1000, 1000, 100, 50)</text:span></text:p>
            <text:p text:style-name="P3"><text:span text:style-name="T24">5 <text:s text:c="2"/>])</text:span></text:p>
            <text:p text:style-name="P3"><text:span text:style-name="T24">6 <text:s text:c="2"/>self.knowledge.append([</text:span></text:p>
            <text:p text:style-name="P3"><text:span text:style-name="T24">7 <text:s text:c="6"/></text:span><text:span text:style-name="T26">put_anyone</text:span><text:span text:style-name="T24">()</text:span></text:p>
            <text:p text:style-name="P3"><text:span text:style-name="T24">8 <text:s text:c="2"/>])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4/5</text:span></text:p>
          </draw:text-box>
        </draw:frame>
        <draw:frame draw:style-name="gr60" draw:text-style-name="P11" draw:layer="layout" svg:width="24.842cm" svg:height="10.973cm" svg:x="1.731cm" svg:y="6.631cm">
          <draw:text-box>
            <text:p text:style-name="P3"><text:span text:style-name="T7">Optimización de recursos</text:span></text:p>
            <text:list text:style-name="L2">
              <text:list-item>
                <text:p text:style-name="P3"><text:span text:style-name="T7">Jugador </text:span><text:span text:style-name="T6">no puede colocar ficha</text:span></text:p>
              </text:list-item>
              <text:list-item>
                <text:p text:style-name="P3"><text:span text:style-name="T7">Jugador </text:span><text:span text:style-name="T6">solo puede colocar una ficha</text:span><text:span text:style-name="T7"><text:line-break/></text:span><text:span text:style-name="T7">+ tiempo de espera = 0</text:span></text:p>
              </text:list-item>
              <text:list-item>
                <text:p text:style-name="P3"><text:span text:style-name="T7">Si el jugador tiene </text:span><text:span text:style-name="T6">varias opciones</text:span><text:span text:style-name="T7"> se utiliza el motor de inferencia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5/5</text:span></text:p>
          </draw:text-box>
        </draw:frame>
        <draw:frame draw:style-name="gr61" draw:text-style-name="P20" draw:layer="layout" svg:width="24.842cm" svg:height="11.755cm" svg:x="1.731cm" svg:y="6.631cm">
          <draw:text-box>
            <text:p text:style-name="P19"><text:span text:style-name="T27">1 </text:span><text:span text:style-name="T28">class </text:span><text:span text:style-name="T29">put_any_double:</text:span></text:p>
            <text:p text:style-name="P19"><text:span text:style-name="T27">2 <text:s text:c="2"/></text:span><text:span text:style-name="T28">def </text:span><text:span text:style-name="T29">__init__(self):</text:span></text:p>
            <text:p text:style-name="P19"><text:span text:style-name="T27">3 <text:s text:c="4"/></text:span><text:span text:style-name="T28">pass</text:span></text:p>
            <text:p text:style-name="P19"><text:span text:style-name="T27">4 <text:s text:c="2"/></text:span><text:span text:style-name="T28">def </text:span><text:span text:style-name="T30">go(self, left_tile, right_tile, board, tiles, log)</text:span><text:span text:style-name="T29">:</text:span></text:p>
            <text:p text:style-name="P19"><text:span text:style-name="T27">5 <text:s text:c="4"/></text:span><text:span text:style-name="T28">for </text:span><text:span text:style-name="T29">item </text:span><text:span text:style-name="T28">in </text:span><text:span text:style-name="T29">tiles:</text:span></text:p>
            <text:p text:style-name="P19"><text:span text:style-name="T27">6 <text:s text:c="6"/></text:span><text:span text:style-name="T28">if </text:span><text:span text:style-name="T29">item[0] == item[1]:</text:span></text:p>
            <text:p text:style-name="P19"><text:span text:style-name="T27">7 <text:s text:c="8"/></text:span><text:span text:style-name="T28">if </text:span><text:span text:style-name="T29">item[0] == left_tile </text:span><text:span text:style-name="T28">or </text:span><text:span text:style-name="T29">item[1] == left_tile:</text:span></text:p>
            <text:p text:style-name="P19"><text:span text:style-name="T27">8 <text:s text:c="10"/></text:span><text:span text:style-name="T29">tiles.remove(item)</text:span></text:p>
            <text:p text:style-name="P19"><text:span text:style-name="T27">9 <text:s text:c="10"/></text:span><text:span text:style-name="T28">return </text:span><text:span text:style-name="T29">item, "left", 1</text:span></text:p>
            <text:p text:style-name="P19"><text:span text:style-name="T27">10 <text:s text:c="9"/></text:span><text:span text:style-name="T28">break</text:span></text:p>
            <text:p text:style-name="P19"><text:span text:style-name="T27">11 <text:s text:c="7"/></text:span><text:span text:style-name="T28">elif </text:span><text:span text:style-name="T29">item[0] == right_tile </text:span><text:span text:style-name="T28">or </text:span><text:span text:style-name="T29">\</text:span></text:p>
            <text:p text:style-name="P19"><text:span text:style-name="T27">12 <text:s text:c="9"/></text:span><text:span text:style-name="T29">item[1] == right_tile </text:span><text:span text:style-name="T28">or </text:span><text:span text:style-name="T29">\</text:span></text:p>
            <text:p text:style-name="P19"><text:span text:style-name="T27">13 <text:s text:c="9"/></text:span><text:span text:style-name="T29">left_tile == None:</text:span></text:p>
            <text:p text:style-name="P19"><text:span text:style-name="T27">14 <text:s text:c="9"/></text:span><text:span text:style-name="T29">tiles.remove(item)</text:span></text:p>
            <text:p text:style-name="P19"><text:span text:style-name="T27">15 <text:s text:c="9"/></text:span><text:span text:style-name="T28">return </text:span><text:span text:style-name="T29">item, "right", 1</text:span></text:p>
            <text:p text:style-name="P19"><text:span text:style-name="T27">16 <text:s text:c="9"/></text:span><text:span text:style-name="T28">break</text:span></text:p>
            <text:p text:style-name="P19"><text:span text:style-name="T27">17 <text:s text:c="3"/></text:span><text:span text:style-name="T28">return </text:span><text:span text:style-name="T29">None, "pass", 0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2" draw:text-style-name="P4" draw:layer="layout" svg:width="25.425cm" svg:height="11.473cm" svg:x="1.627cm" svg:y="6.631cm">
          <draw:text-box>
            <text:p text:style-name="P3"><text:span text:style-name="T3">Enfrenta a jugadores con IA</text:span></text:p>
            <text:list text:style-name="L2">
              <text:list-item>
                <text:p text:style-name="P3"><text:span text:style-name="T7">Elección de </text:span><text:span text:style-name="T6">dos parejas</text:span></text:p>
              </text:list-item>
              <text:list-item>
                <text:p text:style-name="P3"><text:span text:style-name="T6">100 partidas </text:span><text:span text:style-name="T7">de </text:span><text:span text:style-name="T6">200 puntos</text:span></text:p>
              </text:list-item>
              <text:list-item>
                <text:p text:style-name="P3"><text:span text:style-name="T7">Mejor equipo – jugadores – contrarios</text:span></text:p>
              </text:list-item>
              <text:list-item>
                <text:p text:style-name="P3"><text:span text:style-name="T7">Asignaturas de </text:span><text:span text:style-name="T6">Inteligencia Artificial </text:span><text:span text:style-name="T7">o</text:span><text:span text:style-name="T6"> programación de videojuegos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3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Nuevos jugadores</text:span></text:p>
          </draw:text-box>
        </draw:frame>
        <draw:frame draw:style-name="gr64" draw:text-style-name="P4" draw:layer="layout" svg:width="25.425cm" svg:height="11.973cm" svg:x="1.627cm" svg:y="6.631cm">
          <draw:text-box>
            <text:p text:style-name="P3"><text:span text:style-name="T3">Soporte para añadir nuevos jugadore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base de conocimiento</text:span></text:p>
              </text:list-item>
              <text:list-item>
                <text:p text:style-name="P3"><text:span text:style-name="T3"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Nuevos temas gráficos</text:span></text:p>
          </draw:text-box>
        </draw:frame>
        <draw:frame draw:style-name="gr65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/text:p>
            <text:p text:style-name="P3"><text:span text:style-name="T7">Problemas:</text:span></text:p>
            <text:list text:style-name="L2">
              <text:list-item>
                <text:p text:style-name="P3"><text:span text:style-name="T3">Programación gráfica</text:span></text:p>
              </text:list-item>
              <text:list-item>
                <text:p text:style-name="P3"><text:span text:style-name="T3">Gestión de partida de dominó</text:span></text:p>
              </text:list-item>
            </text:list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draw:id="id4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67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7">Se les presentó </text:span><text:span text:style-name="T6">cuatro objetivos </text:span><text:span text:style-name="T7">a cumplir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draw:id="id4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8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draw:id="id47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draw:id="id4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draw:id="id49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9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3">Interfaz gráfica para crear </text:span><text:span text:style-name="T6">nuevos jugadore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draw:id="id50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4">1/3</text:span></text:p>
          </draw:text-box>
        </draw:frame>
        <draw:frame draw:style-name="gr7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draw:id="id51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4">2/3</text:span></text:p>
          </draw:text-box>
        </draw:frame>
        <draw:frame draw:style-name="gr71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draw:id="id52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 </text:span><text:span text:style-name="T14">3/3</text:span></text:p>
          </draw:text-box>
        </draw:frame>
        <draw:frame draw:style-name="gr72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draw:id="id5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draw:id="id5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draw:id="id55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3" draw:text-style-name="P21" draw:layer="layout" svg:width="25.425cm" svg:height="10.5cm" svg:x="1.627cm" svg:y="6.631cm">
          <draw:text-box>
            <text:list text:style-name="L2">
              <text:list-item>
                <text:p text:style-name="P3"><text:span text:style-name="T31">B. Ruipérez Moral. Libro del dominó. Otero Ediciones, 1990.</text:span></text:p>
              </text:list-item>
              <text:list-item>
                <text:p text:style-name="P3"><text:span text:style-name="T31">Mark Pilgrim. Dive Into Python. APress, 2004. ISBN 1590593561.</text:span></text:p>
              </text:list-item>
              <text:list-item>
                <text:p text:style-name="P3"><text:span text:style-name="T31">http://docs.python.org</text:span></text:p>
              </text:list-item>
              <text:list-item>
                <text:p text:style-name="P3"><text:span text:style-name="T31">http://www.pygame.org/docs</text:span></text:p>
              </text:list-item>
              <text:list-item>
                <text:p text:style-name="P3"><text:span text:style-name="T31">[Qui10] Pablo Recio Quijano. Ampliación y reingeniería de un sistema experto basado en reglas con fines educativos. PFC Ingeniería Técnica en Informática de Sistemas.</text:span></text:p>
              </text:list-item>
              <text:list-item>
                <text:p text:style-name="P3"><text:span text:style-name="T31">http://idiginbpel.wordpress.com/2010/03/11/doxygen-python/</text:span>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draw:id="id56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74" draw:text-style-name="P4" draw:layer="layout" svg:width="25.425cm" svg:height="10.5cm" svg:x="1.627cm" svg:y="6.631cm">
          <draw:text-box>
            <text:p text:style-name="P3"><text:span text:style-name="T3">Dominous bajo entorno Windows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draw:id="id57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5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6" draw:text-style-name="P11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2H00M41S</meta:editing-duration>
    <meta:editing-cycles>39</meta:editing-cycles>
    <meta:generator>OpenOffice.org/3.2$Win32 OpenOffice.org_project/320m12$Build-9483</meta:generator>
    <dc:date>2011-11-20T21:09:33.65</dc:date>
    <dc:creator>Ignacio Palomo Duarte</dc:creator>
    <meta:document-statistic meta:object-count="338"/>
  </office:meta>
</office:document-meta>
</file>